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19H31M03.957051S" calcext:value-type="time">
            <text:p>1519:3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3H49M48.38S" calcext:value-type="time">
            <text:p>03:49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11/11/22 (Veterans’ Day)</text:p>
          </table:table-cell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12H12M48.878S" calcext:value-type="time">
            <text:p>12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07:35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9T14:05:20.860000000</dc:date>
    <meta:editing-duration>P67DT18H28M51S</meta:editing-duration>
    <meta:editing-cycles>1786</meta:editing-cycles>
    <meta:generator>LibreOffice/7.2.6.2$Windows_X86_64 LibreOffice_project/b0ec3a565991f7569a5a7f5d24fed7f52653d754</meta:generator>
    <dc:creator>Benjamin Laws</dc:creator>
    <meta:document-statistic meta:table-count="2" meta:cell-count="2163" meta:object-count="0"/>
  </office:meta>
</office:document-meta>
</file>